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27754*"/>
    </style:style>
    <style:style style:name="Table1.B" style:family="table-column">
      <style:table-column-properties style:column-width="3.7472in" style:rel-column-width="3778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0" style:family="paragraph" style:parent-style-name="Standard">
      <style:text-properties fo:font-size="11pt" officeooo:rsid="001b3474" officeooo:paragraph-rsid="001e0183" style:font-size-asian="11pt" style:font-size-complex="11pt"/>
    </style:style>
    <style:style style:name="P11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paragraph-rsid="001e0183"/>
    </style:style>
    <style:style style:name="P13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4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5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6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17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8" style:family="paragraph" style:parent-style-name="Standard">
      <style:text-properties fo:font-size="11pt" officeooo:paragraph-rsid="0017e395" style:font-size-asian="11pt" style:font-size-complex="11pt"/>
    </style:style>
    <style:style style:name="P19" style:family="paragraph" style:parent-style-name="Standard">
      <style:text-properties fo:font-size="11pt" fo:font-weight="bold" officeooo:rsid="001b3474" officeooo:paragraph-rsid="0021cce6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3be4" style:font-weight-asian="bold" style:font-weight-complex="bold"/>
    </style:style>
    <style:style style:name="T7" style:family="text">
      <style:text-properties officeooo:rsid="001c697b"/>
    </style:style>
    <style:style style:name="T8" style:family="text">
      <style:text-properties officeooo:rsid="001c7af5"/>
    </style:style>
    <style:style style:name="T9" style:family="text">
      <style:text-properties officeooo:rsid="001e0183"/>
    </style:style>
    <style:style style:name="T10" style:family="text">
      <style:text-properties officeooo:rsid="001f687f"/>
    </style:style>
    <style:style style:name="T11" style:family="text">
      <style:text-properties officeooo:rsid="00123be4"/>
    </style:style>
    <style:style style:name="T12" style:family="text">
      <style:text-properties officeooo:rsid="002184c8"/>
    </style:style>
    <style:style style:name="T13" style:family="text">
      <style:text-properties officeooo:rsid="0021cc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cident response staff contact info:</text:p>
            <text:p text:style-name="P8"/>
            <text:p text:style-name="P8"/>
            <text:p text:style-name="P8">Date:</text:p>
            <text:p text:style-name="P8">Time:</text:p>
            <text:p text:style-name="P8">Location of incident:</text:p>
          </table:table-cell>
          <table:table-cell table:style-name="Table1.B1" office:value-type="string">
            <text:p text:style-name="P13"><text:span text:style-name="T4">Before: Ask if they want</text:span> to <text:span text:style-name="T8">go to</text:span> a quiet, private place</text:p>
            <text:p text:style-name="P11">LASER</text:p>
            <text:list xml:id="list2291967521" text:style-name="L1">
              <text:list-item>
                <text:p text:style-name="P15"><text:span text:style-name="T5">Listen</text:span> <text:span text:style-name="T12">and summarize</text:span></text:p>
              </text:list-item>
              <text:list-item>
                <text:p text:style-name="P16"><text:span text:style-name="T6">Acknowledge</text:span> <text:span text:style-name="T11">emotions with "You" statements</text:span></text:p>
              </text:list-item>
              <text:list-item>
                <text:p text:style-name="P15"><text:span text:style-name="T5">Seek</text:span> assistance or other resources</text:p>
              </text:list-item>
              <text:list-item>
                <text:p text:style-name="P15"><text:span text:style-name="T5">Ensure</text:span> everyone's safety</text:p>
              </text:list-item>
              <text:list-item>
                <text:p text:style-name="P15"><text:span text:style-name="T5">Report</text:span> or <text:span text:style-name="T5">Respond</text:span> to the incident</text:p>
              </text:list-item>
            </text:list>
            <text:p text:style-name="P18"><text:span text:style-name="T4">After: Evaluate reporter privacy. Thank them for their report.</text:span></text:p>
          </table:table-cell>
        </table:table-row>
      </table:table>
      <text:p text:style-name="P4"/>
      <text:p text:style-name="P7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>Additional witness(es)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cident response staff contact info:</text:p>
            <text:p text:style-name="P9"/>
            <text:p text:style-name="P9"/>
            <text:p text:style-name="P9">Date:</text:p>
            <text:p text:style-name="P9">Time:</text:p>
            <text:p text:style-name="P9"><text:span text:style-name="T9">Follow up to</text:span> incident <text:span text:style-name="T9">number</text:span>:</text:p>
          </table:table-cell>
          <table:table-cell table:style-name="Table2.B1" office:value-type="string">
            <text:p text:style-name="P14">Before: Say there's an issue you need to discuss privately</text:p>
            <text:p text:style-name="P19">JARRING</text:p>
            <text:list xml:id="list184412651291321" text:continue-numbering="true" text:style-name="L1">
              <text:list-item>
                <text:p text:style-name="P17">State what happened with <text:span text:style-name="T5">no Judgment</text:span> words</text:p>
              </text:list-item>
              <text:list-item>
                <text:p text:style-name="P17"><text:span text:style-name="T5">Affirm</text:span> the impact on the reporter</text:p>
              </text:list-item>
              <text:list-item>
                <text:p text:style-name="P17">Allow the reported person to <text:span text:style-name="T5">Respond</text:span></text:p>
              </text:list-item>
              <text:list-item>
                <text:p text:style-name="P17">Your job is <text:span text:style-name="T5">not to Reassure</text:span>, forgive, or accept excuses <text:span text:style-name="T13">for the intent of their actions</text:span></text:p>
              </text:list-item>
              <text:list-item>
                <text:p text:style-name="P17">Focus on the <text:span text:style-name="T5">Impact</text:span> of their behavior and your Code of Conduct</text:p>
              </text:list-item>
              <text:list-item>
                <text:p text:style-name="P17">Call them <text:span text:style-name="T5">iN</text:span>, "I need your help making this a welcoming and inclusive event/community"</text:p>
              </text:list-item>
              <text:list-item>
                <text:p text:style-name="P17"><text:span text:style-name="T5">Give</text:span> them a concrete plan of action for modifying their behavior</text:p>
              </text:list-item>
            </text:list>
            <text:p text:style-name="P10">After: Document response. Don't let them contact reporter</text:p>
          </table:table-cell>
        </table:table-row>
      </table:table>
      <text:p text:style-name="P12"/>
      <text:p text:style-name="P5"><text:span text:style-name="T10">Additional information gathered</text:span>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ehavioral modification pla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sponse to pla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2$Linux_X86_64 LibreOffice_project/10$Build-2</meta:generator>
    <dc:date>2018-08-29T18:44:11.443395355</dc:date>
    <dc:creator>Sage Sharp</dc:creator>
    <meta:editing-duration>PT2H24M19S</meta:editing-duration>
    <meta:editing-cycles>16</meta:editing-cycles>
    <meta:document-statistic meta:table-count="2" meta:image-count="0" meta:object-count="0" meta:page-count="3" meta:paragraph-count="37" meta:word-count="230" meta:character-count="1431" meta:non-whitespace-character-count="1250"/>
  </office:meta>
</office:document-meta>
</file>